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Jack Amos</text:p>
      <text:p text:style-name="Standard">#CS2300-002</text:p>
      <text:p text:style-name="Standard">#10/04/2019</text:p>
      <text:p text:style-name="Standard">#Project 2</text:p>
      <text:p text:style-name="Standard">#using Python 3.7</text:p>
      <text:p text:style-name="Standard">import random</text:p>
      <text:p text:style-name="Standard"/>
      <text:p text:style-name="Standard">def print_coordinates(filename):</text:p>
      <text:p text:style-name="Standard"/>
      <text:p text:style-name="Standard"><text:tab/>with open(filename,'r') as file:</text:p>
      <text:p text:style-name="Standard"><text:tab/><text:tab/>contents = file.read()</text:p>
      <text:p text:style-name="Standard"/>
      <text:p text:style-name="Standard"><text:tab/>#get each value in string an convert it to integer</text:p>
      <text:p text:style-name="Standard"><text:tab/># [llx,lly,d,p1,p2,v1,v2]</text:p>
      <text:p text:style-name="Standard"><text:tab/>coord_values = [int(x) for x in contents.split()]</text:p>
      <text:p text:style-name="Standard"/>
      <text:p text:style-name="Standard"><text:tab/>#sets scale of "screen"</text:p>
      <text:p text:style-name="Standard"><text:tab/>dimension = 41</text:p>
      <text:p text:style-name="Standard"><text:tab/></text:p>
      <text:p text:style-name="Standard"><text:tab/>#2d array that will be printed to fucntion as screen, random numbers exist so python does not make all indexes of non-unique elements 0</text:p>
      <text:p text:style-name="Standard"><text:tab/>screen = [[str(random.randint(0,10000)) for x in range(41)] for x in range(41)]</text:p>
      <text:p text:style-name="Standard"/>
      <text:p text:style-name="Standard"><text:tab/>implicit = get_implicit(coord_values)</text:p>
      <text:p text:style-name="Standard"/>
      <text:p text:style-name="Standard"><text:tab/>#figure out points</text:p>
      <text:p text:style-name="Standard"><text:tab/>if coord_values[0] &gt; 0:</text:p>
      <text:p text:style-name="Standard"><text:tab/><text:tab/>x_point = 20 - coord_values[0]</text:p>
      <text:p text:style-name="Standard"><text:tab/>elif coord_values[0] &lt;= 0:</text:p>
      <text:p text:style-name="Standard"><text:tab/><text:tab/>x_point = 20 + coord_values[0]</text:p>
      <text:p text:style-name="Standard"><text:tab/></text:p>
      <text:p text:style-name="Standard"><text:tab/>y_point = 20 - coord_values[1]</text:p>
      <text:p text:style-name="Standard"/>
      <text:p text:style-name="Standard"><text:tab/>r1 = range((y_point-coord_values[2]+1),y_point+1)</text:p>
      <text:p text:style-name="Standard"><text:tab/>index = x_point</text:p>
      <text:p text:style-name="Standard"/>
      <text:p text:style-name="Standard"><text:tab/>#make actual box</text:p>
      <text:p text:style-name="Standard"><text:tab/>for n in screen:</text:p>
      <text:p text:style-name="Standard"><text:tab/><text:tab/>if screen.index(n) in r1:</text:p>
      <text:p text:style-name="Standard"><text:tab/><text:tab/><text:tab/>n[x_point] = "*"</text:p>
      <text:p text:style-name="Standard"><text:tab/><text:tab/><text:tab/>try:</text:p>
      <text:p text:style-name="Standard"><text:tab/><text:tab/><text:tab/><text:tab/>n[x_point+coord_values[2]] = "*"</text:p>
      <text:p text:style-name="Standard"><text:tab/><text:tab/><text:tab/>except:</text:p>
      <text:p text:style-name="Standard"><text:tab/><text:tab/><text:tab/><text:tab/>pass</text:p>
      <text:p text:style-name="Standard"><text:tab/><text:tab/>if screen.index(n) == y_point or screen.index(n) == (y_point-coord_values[2]+1):</text:p>
      <text:p text:style-name="Standard"><text:tab/><text:tab/><text:tab/>while index &lt; (x_point+coord_values[2]):</text:p>
      <text:p text:style-name="Standard"><text:tab/><text:tab/><text:tab/><text:tab/>try:</text:p>
      <text:p text:style-name="Standard"><text:tab/><text:tab/><text:tab/><text:tab/><text:tab/>n[index] = "*"</text:p>
      <text:p text:style-name="Standard"><text:tab/><text:tab/><text:tab/><text:tab/>except:</text:p>
      <text:p text:style-name="Standard"><text:soft-page-break/><text:tab/><text:tab/><text:tab/><text:tab/><text:tab/>pass</text:p>
      <text:p text:style-name="Standard"><text:tab/><text:tab/><text:tab/><text:tab/>index+=1</text:p>
      <text:p text:style-name="Standard"><text:tab/><text:tab/><text:tab/>index = x_point</text:p>
      <text:p text:style-name="Standard"/>
      <text:p text:style-name="Standard"/>
      <text:p text:style-name="Standard"><text:tab/>#draw line</text:p>
      <text:p text:style-name="Standard"><text:tab/>for n in screen:</text:p>
      <text:p text:style-name="Standard"><text:tab/><text:tab/>for i in n:</text:p>
      <text:p text:style-name="Standard"><text:tab/><text:tab/><text:tab/>if (implicit[0]*(20-screen.index(n))+implicit[1]*(n.index(i)-20)+implicit[2]) == 0:</text:p>
      <text:p text:style-name="Standard"><text:tab/><text:tab/><text:tab/><text:tab/>screen[screen.index(n)][n.index(i)] = "*"</text:p>
      <text:p text:style-name="Standard"/>
      <text:p text:style-name="Standard"/>
      <text:p text:style-name="Standard"><text:tab/>y_axis = 20</text:p>
      <text:p text:style-name="Standard"/>
      <text:p text:style-name="Standard"><text:tab/>#add axis</text:p>
      <text:p text:style-name="Standard"><text:tab/>for n in screen:</text:p>
      <text:p text:style-name="Standard"><text:tab/><text:tab/>if y_axis &lt; 0 and y_axis &gt;-10 or y_axis &gt; 9:</text:p>
      <text:p text:style-name="Standard"><text:tab/><text:tab/><text:tab/>n.insert(0,str(y_axis)+" ")</text:p>
      <text:p text:style-name="Standard"><text:tab/><text:tab/>elif y_axis &gt; -1:</text:p>
      <text:p text:style-name="Standard"><text:tab/><text:tab/><text:tab/>n.insert(0,str(y_axis)+" <text:s/>")</text:p>
      <text:p text:style-name="Standard"><text:tab/><text:tab/>else:</text:p>
      <text:p text:style-name="Standard"><text:tab/><text:tab/><text:tab/>n.insert(0,str(y_axis))</text:p>
      <text:p text:style-name="Standard"><text:tab/><text:tab/>y_axis-=1</text:p>
      <text:p text:style-name="Standard"/>
      <text:p text:style-name="Standard"><text:tab/>#removes random numbers but not axis</text:p>
      <text:p text:style-name="Standard"><text:tab/>for n in screen:</text:p>
      <text:p text:style-name="Standard"><text:tab/><text:tab/>for i in n:</text:p>
      <text:p text:style-name="Standard"><text:tab/><text:tab/><text:tab/>if i.isdigit() and n.index(i) != 0:</text:p>
      <text:p text:style-name="Standard"><text:tab/><text:tab/><text:tab/><text:tab/>n[n.index(i)] = " "</text:p>
      <text:p text:style-name="Standard"/>
      <text:p text:style-name="Standard"><text:tab/>row = 0</text:p>
      <text:p text:style-name="Standard"><text:tab/>screen_string = ""</text:p>
      <text:p text:style-name="Standard"/>
      <text:p text:style-name="Standard"><text:tab/>while row &lt; dimension:</text:p>
      <text:p text:style-name="Standard"><text:tab/><text:tab/>screen_string += <text:s/>str(screen[row]) + "\n"</text:p>
      <text:p text:style-name="Standard"><text:tab/><text:tab/>#increment by column number so vars are at the start and end of next row</text:p>
      <text:p text:style-name="Standard"><text:tab/><text:tab/>row+=1</text:p>
      <text:p text:style-name="Standard"/>
      <text:p text:style-name="Standard"><text:tab/>#removes unneeded chars for beautification</text:p>
      <text:p text:style-name="Standard"><text:tab/>screen_string = screen_string.replace(",","").replace("[","").replace("]","").replace("'","")</text:p>
      <text:p text:style-name="Standard"/>
      <text:p text:style-name="Standard"/>
      <text:p text:style-name="Standard"/>
      <text:p text:style-name="Standard"><text:tab/>#print final graph</text:p>
      <text:p text:style-name="Standard"><text:tab/>print(screen_string)</text:p>
      <text:p text:style-name="Standard"><text:tab/>print("-20 -19 -18 -17 -16 -15 -14 -13 -12 -11 -10 -9 -8 -7 -6 -5 -4 -3 -2 -1 0 1 2 3 4 5 6 7 8 9 10 11 12 13 14 15 16 17 18 19 20")</text:p>
      <text:p text:style-name="Standard"><text:tab/>print("\n")</text:p>
      <text:p text:style-name="Standard"><text:soft-page-break/><text:tab/>print("Implicit Form:<text:tab/>"+str(implicit[0])+"x+"+str(implicit[1])+"x+"+str(implicit[2])+"=0")</text:p>
      <text:p text:style-name="Standard"><text:tab/>print("______________________________________________________________________________________________________________________________\n")</text:p>
      <text:p text:style-name="Standard"/>
      <text:p text:style-name="Standard"/>
      <text:p text:style-name="Standard">#gets values for implicit equation</text:p>
      <text:p text:style-name="Standard">def get_implicit(coord_values):</text:p>
      <text:p text:style-name="Standard"><text:tab/></text:p>
      <text:p text:style-name="Standard"><text:tab/>#[a,b,c]</text:p>
      <text:p text:style-name="Standard"><text:tab/>implicit_values = []</text:p>
      <text:p text:style-name="Standard"/>
      <text:p text:style-name="Standard"><text:tab/>#a</text:p>
      <text:p text:style-name="Standard"><text:tab/>implicit_values.append(-1*coord_values[5])</text:p>
      <text:p text:style-name="Standard"><text:tab/>#b</text:p>
      <text:p text:style-name="Standard"><text:tab/>implicit_values.append(coord_values[6])</text:p>
      <text:p text:style-name="Standard"><text:tab/>#c</text:p>
      <text:p text:style-name="Standard"><text:tab/>implicit_values.append(-1*(coord_values[6]*coord_values[3]+(-1*coord_values[5]*coord_values[4])))</text:p>
      <text:p text:style-name="Standard"/>
      <text:p text:style-name="Standard"><text:tab/>return implicit_values</text:p>
      <text:p text:style-name="Standard"/>
      <text:p text:style-name="Standard"/>
      <text:p text:style-name="Standard">#call func</text:p>
      <text:p text:style-name="Standard">print_coordinates("line1-1.txt")</text:p>
      <text:p text:style-name="Standard">print_coordinates("line2.txt")</text:p>
      <text:p text:style-name="Standard">print_coordinates("line3.txt")</text:p>
      <text:p text:style-name="Standard">print_coordinates("line4.txt")</text:p>
      <text:p text:style-name="Standard">print_coordinates("line5.txt"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5:20:33.695770003</meta:creation-date>
    <dc:date>2019-10-04T15:22:35.183617925</dc:date>
    <meta:editing-duration>PT48S</meta:editing-duration>
    <meta:editing-cycles>1</meta:editing-cycles>
    <meta:document-statistic meta:table-count="0" meta:image-count="0" meta:object-count="0" meta:page-count="3" meta:paragraph-count="95" meta:word-count="345" meta:character-count="2863" meta:non-whitespace-character-count="2465"/>
    <meta:generator>LibreOffice/6.0.7.3$Linux_X86_64 LibreOffice_project/00m0$Build-3</meta:generator>
  </office:meta>
</office:document-meta>
</file>